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768125176" calcext:value-type="float">
            <text:p>1,768125176</text:p>
          </table:table-cell>
          <table:table-cell office:value-type="float" office:value="0.4175342917" calcext:value-type="float">
            <text:p>0,4175342917</text:p>
          </table:table-cell>
          <table:table-cell office:value-type="float" office:value="0.007228011265" calcext:value-type="float">
            <text:p>0,0072280113</text:p>
          </table:table-cell>
          <table:table-cell office:value-type="float" office:value="0.0005469266907" calcext:value-type="float">
            <text:p>0,000546926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6408" calcext:value-type="float">
            <text:p>146408</text:p>
          </table:table-cell>
          <table:table-cell office:value-type="float" office:value="1.648880005" calcext:value-type="float">
            <text:p>1,648880005</text:p>
          </table:table-cell>
          <table:table-cell office:value-type="float" office:value="0.4502022266" calcext:value-type="float">
            <text:p>0,4502022266</text:p>
          </table:table-cell>
          <table:table-cell office:value-type="float" office:value="0.0013023637" calcext:value-type="float">
            <text:p>0,0013023637</text:p>
          </table:table-cell>
          <table:table-cell table:style-name="ce1" office:value-type="float" office:value="0.00009377018432" calcext:value-type="float">
            <text:p>9,38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7672" calcext:value-type="float">
            <text:p>147672</text:p>
          </table:table-cell>
          <table:table-cell office:value-type="float" office:value="1.639553547" calcext:value-type="float">
            <text:p>1,639553547</text:p>
          </table:table-cell>
          <table:table-cell office:value-type="float" office:value="0.4227004051" calcext:value-type="float">
            <text:p>0,4227004051</text:p>
          </table:table-cell>
          <table:table-cell office:value-type="float" office:value="0.0007333852118" calcext:value-type="float">
            <text:p>0,0007333852</text:p>
          </table:table-cell>
          <table:table-cell table:style-name="ce1" office:value-type="float" office:value="0.00004820372124" calcext:value-type="float">
            <text:p>4,82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8323" calcext:value-type="float">
            <text:p>148323</text:p>
          </table:table-cell>
          <table:table-cell office:value-type="float" office:value="1.506527662" calcext:value-type="float">
            <text:p>1,506527662</text:p>
          </table:table-cell>
          <table:table-cell office:value-type="float" office:value="0.5387136936" calcext:value-type="float">
            <text:p>0,5387136936</text:p>
          </table:table-cell>
          <table:table-cell office:value-type="float" office:value="0.0005039112875" calcext:value-type="float">
            <text:p>0,0005039113</text:p>
          </table:table-cell>
          <table:table-cell table:style-name="ce1" office:value-type="float" office:value="0.00001713984057" calcext:value-type="float">
            <text:p>1,71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8840" calcext:value-type="float">
            <text:p>148840</text:p>
          </table:table-cell>
          <table:table-cell office:value-type="float" office:value="1.410133362" calcext:value-type="float">
            <text:p>1,410133362</text:p>
          </table:table-cell>
          <table:table-cell office:value-type="float" office:value="0.4773688018" calcext:value-type="float">
            <text:p>0,4773688018</text:p>
          </table:table-cell>
          <table:table-cell office:value-type="float" office:value="0.0004645760637" calcext:value-type="float">
            <text:p>0,0004645761</text:p>
          </table:table-cell>
          <table:table-cell table:style-name="ce1" office:value-type="float" office:value="0.00001366400193" calcext:value-type="float">
            <text:p>1,37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9284" calcext:value-type="float">
            <text:p>149284</text:p>
          </table:table-cell>
          <table:table-cell office:value-type="float" office:value="1.213474154" calcext:value-type="float">
            <text:p>1,213474154</text:p>
          </table:table-cell>
          <table:table-cell office:value-type="float" office:value="0.5739476085" calcext:value-type="float">
            <text:p>0,5739476085</text:p>
          </table:table-cell>
          <table:table-cell office:value-type="float" office:value="0.0003439878637" calcext:value-type="float">
            <text:p>0,0003439879</text:p>
          </table:table-cell>
          <table:table-cell table:style-name="ce1" office:value-type="float" office:value="0.00001021746175" calcext:value-type="float">
            <text:p>1,02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9690" calcext:value-type="float">
            <text:p>149690</text:p>
          </table:table-cell>
          <table:table-cell office:value-type="float" office:value="1.360172033" calcext:value-type="float">
            <text:p>1,360172033</text:p>
          </table:table-cell>
          <table:table-cell office:value-type="float" office:value="0.5090728998" calcext:value-type="float">
            <text:p>0,5090728998</text:p>
          </table:table-cell>
          <table:table-cell office:value-type="float" office:value="0.0002819312504" calcext:value-type="float">
            <text:p>0,0002819313</text:p>
          </table:table-cell>
          <table:table-cell table:style-name="ce1" office:value-type="float" office:value="0.00001358704867" calcext:value-type="float">
            <text:p>1,36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9989" calcext:value-type="float">
            <text:p>149989</text:p>
          </table:table-cell>
          <table:table-cell office:value-type="float" office:value="1.266008019" calcext:value-type="float">
            <text:p>1,266008019</text:p>
          </table:table-cell>
          <table:table-cell office:value-type="float" office:value="0.5759372115" calcext:value-type="float">
            <text:p>0,5759372115</text:p>
          </table:table-cell>
          <table:table-cell office:value-type="float" office:value="0.0002610337688" calcext:value-type="float">
            <text:p>0,0002610338</text:p>
          </table:table-cell>
          <table:table-cell table:style-name="ce1" office:value-type="float" office:value="0.0000101701462" calcext:value-type="float">
            <text:p>1,02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0230" calcext:value-type="float">
            <text:p>150230</text:p>
          </table:table-cell>
          <table:table-cell office:value-type="float" office:value="1.384028196" calcext:value-type="float">
            <text:p>1,384028196</text:p>
          </table:table-cell>
          <table:table-cell office:value-type="float" office:value="0.5594577193" calcext:value-type="float">
            <text:p>0,5594577193</text:p>
          </table:table-cell>
          <table:table-cell office:value-type="float" office:value="0.0002301597269" calcext:value-type="float">
            <text:p>0,0002301597</text:p>
          </table:table-cell>
          <table:table-cell table:style-name="ce1" office:value-type="float" office:value="0.00001015410544" calcext:value-type="float">
            <text:p>1,02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465" calcext:value-type="float">
            <text:p>150465</text:p>
          </table:table-cell>
          <table:table-cell office:value-type="float" office:value="1.267580867" calcext:value-type="float">
            <text:p>1,267580867</text:p>
          </table:table-cell>
          <table:table-cell office:value-type="float" office:value="0.5630892515" calcext:value-type="float">
            <text:p>0,5630892515</text:p>
          </table:table-cell>
          <table:table-cell office:value-type="float" office:value="0.0001892460859" calcext:value-type="float">
            <text:p>0,0001892461</text:p>
          </table:table-cell>
          <table:table-cell table:style-name="ce1" office:value-type="float" office:value="0.000006758788913" calcext:value-type="float">
            <text:p>6,76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4464483021" calcext:value-type="float">
            <text:p>1,4464483021</text:p>
          </table:table-cell>
          <table:table-cell table:formula="of:=AVERAGE([.D2:.D11])" office:value-type="float" office:value="0.50880241094" calcext:value-type="float">
            <text:p>0,5088024109</text:p>
          </table:table-cell>
          <table:table-cell table:formula="of:=AVERAGE([.E2:.E11])" office:value-type="float" office:value="0.00115386062237" calcext:value-type="float">
            <text:p>0,0011538606</text:p>
          </table:table-cell>
          <table:table-cell table:formula="of:=AVERAGE([.F2:.F11])" office:value-type="float" office:value="0.0000770591989733" calcext:value-type="float">
            <text:p>7,70591989733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48:21.599930286</dc:date>
    <meta:document-statistic meta:table-count="1" meta:cell-count="70" meta:object-count="0"/>
    <meta:generator>LibreOffice/4.1.4.2$Linux_X86_64 LibreOffice_project/410m0$Build-2</meta:generator>
  </office:meta>
</office:document-meta>
</file>